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196cm"/>
    </style:style>
    <style:style style:name="Table1.27" style:family="table-row">
      <style:table-row-properties style:min-row-height="1.161cm"/>
    </style:style>
    <style:style style:name="Table1.41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6bf9a0b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67a1b8f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Heading_20_1">
      <style:text-properties officeooo:paragraph-rsid="046ce04c"/>
    </style:style>
    <style:style style:name="P9" style:family="paragraph" style:parent-style-name="Heading_20_2">
      <style:text-properties style:font-name="Liberation Serif" fo:font-size="12pt" style:font-size-asian="10.5pt" style:font-size-complex="12pt"/>
    </style:style>
    <style:style style:name="P10" style:family="paragraph" style:parent-style-name="Standard">
      <style:paragraph-properties fo:line-height="100%"/>
      <style:text-properties style:font-name="Liberation Serif" fo:font-size="12pt" officeooo:paragraph-rsid="053d5275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Liberation Serif" fo:font-size="12pt" officeooo:paragraph-rsid="06910a6b" style:font-size-asian="12pt" style:font-size-complex="12pt"/>
    </style:style>
    <style:style style:name="P12" style:family="paragraph" style:parent-style-name="Standard">
      <style:paragraph-properties fo:line-height="100%"/>
      <style:text-properties style:font-name="Liberation Serif" fo:font-size="12pt" officeooo:paragraph-rsid="0692a209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202c3c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8a0622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c35a09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286d6d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57d967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2766d3" officeooo:paragraph-rsid="062766d3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2bdc9c" officeooo:paragraph-rsid="062bdc9c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4444cd" officeooo:paragraph-rsid="054444cd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4286d6d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98030c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ab1759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bd2c68" officeooo:paragraph-rsid="066b91b8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967c60" officeooo:paragraph-rsid="06967c60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9f3ca9" officeooo:paragraph-rsid="069f3ca9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a63e81" officeooo:paragraph-rsid="06a63e81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82ccfd" officeooo:paragraph-rsid="0482ccf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5a91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8cd8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277aa5" officeooo:paragraph-rsid="062bdc9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3dc8b8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4a9eff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646ac9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528f87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2e018c" officeooo:paragraph-rsid="0646ac9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46ac9e" officeooo:paragraph-rsid="0646ac9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e39dc" officeooo:paragraph-rsid="0633549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e39dc" officeooo:paragraph-rsid="03054bb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3a5ae1" officeooo:paragraph-rsid="053a5ae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6875de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63c983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51a2bc" officeooo:paragraph-rsid="0651a2b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2235c9" officeooo:paragraph-rsid="0656621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56621a" officeooo:paragraph-rsid="0656621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b9daa6" officeooo:paragraph-rsid="03b9daa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727b5b" officeooo:paragraph-rsid="056abba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19e40" officeooo:paragraph-rsid="03c19e4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19e40" officeooo:paragraph-rsid="065eaf4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35a09" officeooo:paragraph-rsid="057a3cab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1fe5d" officeooo:paragraph-rsid="03d1fe5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3c60f6e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45e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5a9ce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8328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bba60a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a0a560" officeooo:paragraph-rsid="03ed137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9e2851" officeooo:paragraph-rsid="069e285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a0a857" officeooo:paragraph-rsid="06a0a857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a26e6d" officeooo:paragraph-rsid="06a26e6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82ccf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2766d3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46ac9e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27d122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335498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2c52d5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377ad6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3f8523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412b1c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4dc6db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c19e40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c60f6e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95a919" officeooo:paragraph-rsid="0495a919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335498" officeooo:paragraph-rsid="06335498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6981b5" officeooo:paragraph-rsid="046981b5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6981b5" officeooo:paragraph-rsid="0652adc9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2235c9" officeooo:paragraph-rsid="042235c9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57d967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4194783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a45eb6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b46d51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c1d4ab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6b91b8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19e40" officeooo:paragraph-rsid="065eaf40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5a5a9ce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normal" officeooo:rsid="05363310" officeooo:paragraph-rsid="0528f876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normal" officeooo:rsid="05363310" officeooo:paragraph-rsid="0631d888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normal" officeooo:rsid="0646ac9e" officeooo:paragraph-rsid="0646ac9e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bold" officeooo:rsid="062e018c" officeooo:paragraph-rsid="0646ac9e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bold" officeooo:rsid="0646ac9e" officeooo:paragraph-rsid="0646ac9e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2ec5a00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bf9a0b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48822f" officeooo:paragraph-rsid="06435e5a" style:font-size-asian="12pt" style:font-size-complex="12pt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54ad84" style:font-size-asian="12pt" style:font-size-complex="12pt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682ac1" style:font-size-asian="12pt" style:font-size-complex="12pt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4dc6db" officeooo:paragraph-rsid="064dc6db" style:font-size-asian="12pt" style:font-size-complex="12pt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8df95f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5b2fcb9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4fbd914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9f69b9" officeooo:paragraph-rsid="009f69b9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307bb9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8df95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a37c6c" officeooo:paragraph-rsid="054ba194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508642" officeooo:paragraph-rsid="06493ec5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6981b5" officeooo:paragraph-rsid="068d1c32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493ec5" style:font-size-asian="12pt" style:font-size-complex="12pt"/>
    </style:style>
    <style:style style:name="P11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11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2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318123" officeooo:paragraph-rsid="05439415" style:font-size-asian="12pt" style:font-weight-asian="bold" style:font-size-complex="12pt" style:font-weight-complex="bold"/>
    </style:style>
    <style:style style:name="P12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style:font-size-asian="12pt" style:font-weight-asian="bold" style:font-size-complex="12pt" style:font-weight-complex="bold"/>
    </style:style>
    <style:style style:name="P12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d5d02c" officeooo:paragraph-rsid="04d5d02c" style:font-size-asian="12pt" style:font-weight-asian="bold" style:font-size-complex="12pt" style:font-weight-complex="bold"/>
    </style:style>
    <style:style style:name="P12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12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5439415" style:font-size-asian="12pt" style:font-weight-asian="normal" style:font-size-complex="12pt" style:font-weight-complex="normal"/>
    </style:style>
    <style:style style:name="P12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54708d2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style:font-size-asian="12pt" style:font-size-complex="12pt"/>
    </style:style>
    <style:style style:name="P12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62766d3" officeooo:paragraph-rsid="062766d3" style:font-size-asian="12pt" style:font-weight-asian="bold" style:font-size-complex="12pt" style:font-weight-complex="bold"/>
    </style:style>
    <style:style style:name="P12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0452824" officeooo:paragraph-rsid="063f8523" style:font-size-asian="12pt" style:font-weight-asian="bold" style:font-size-complex="12pt" style:font-weight-complex="bold"/>
    </style:style>
    <style:style style:name="P130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651a2bc" officeooo:paragraph-rsid="0652adc9" style:font-size-asian="12pt" style:font-weight-asian="bold" style:font-size-complex="12pt" style:font-weight-complex="bold"/>
    </style:style>
    <style:style style:name="P13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412b1c" officeooo:paragraph-rsid="0567ec63" style:font-size-asian="12pt" style:font-weight-asian="bold" style:font-size-complex="12pt" style:font-weight-complex="bold"/>
    </style:style>
    <style:style style:name="P13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544a4c" fo:background-color="#ffffff" style:font-size-asian="12pt" style:font-weight-asian="normal" style:font-size-complex="12pt" style:font-weight-complex="normal"/>
    </style:style>
    <style:style style:name="P133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5b4e6c" fo:background-color="#ffffff" style:font-size-asian="12pt" style:font-weight-asian="normal" style:font-size-complex="12pt" style:font-weight-complex="normal"/>
    </style:style>
    <style:style style:name="P134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630012" fo:background-color="#ffffff" style:font-size-asian="12pt" style:font-weight-asian="normal" style:font-size-complex="12pt" style:font-weight-complex="normal"/>
    </style:style>
    <style:style style:name="P13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text-position="0% 100%" style:font-name="Liberation Serif" fo:font-size="12pt" fo:font-weight="bold" officeooo:rsid="054444cd" officeooo:paragraph-rsid="063f8523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officeooo:paragraph-rsid="0623cbfd" style:font-size-asian="12pt" style:font-size-complex="12pt"/>
    </style:style>
    <style:style style:name="P138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39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rsid="0541276a" officeooo:paragraph-rsid="06395174" style:font-size-asian="12pt" style:font-size-complex="12pt"/>
    </style:style>
    <style:style style:name="P140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10f1a39" style:font-size-asian="12pt" style:font-size-complex="12pt"/>
    </style:style>
    <style:style style:name="P141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0d935de" fo:background-color="#ffffff" style:font-size-asian="12pt" style:font-size-complex="12pt"/>
    </style:style>
    <style:style style:name="P142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263684f" fo:background-color="#ffffff" style:font-size-asian="12pt" style:font-size-complex="12pt"/>
    </style:style>
    <style:style style:name="P143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44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45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47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48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149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0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64dc6db" style:font-size-asian="12pt" style:font-weight-asian="bold" style:font-size-complex="12pt" style:font-weight-complex="bold"/>
    </style:style>
    <style:style style:name="P151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64ae4fa" style:font-size-asian="12pt" style:font-weight-asian="bold" style:font-size-complex="12pt" style:font-weight-complex="bold"/>
    </style:style>
    <style:style style:name="P152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64ae4fa" style:font-size-asian="12pt" style:font-size-complex="12pt"/>
    </style:style>
    <style:style style:name="P153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54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5" style:family="paragraph" style:parent-style-name="Preformatted_20_Text">
      <style:text-properties style:font-name="Liberation Serif" fo:font-size="12pt" fo:font-weight="bold" officeooo:paragraph-rsid="064dc6db" style:font-size-asian="12pt" style:font-weight-asian="bold" style:font-size-complex="12pt" style:font-weight-complex="bold"/>
    </style:style>
    <style:style style:name="P156" style:family="paragraph" style:parent-style-name="Preformatted_20_Text">
      <style:text-properties style:font-name="Liberation Serif" fo:font-size="12pt" fo:font-weight="bold" officeooo:paragraph-rsid="0652adc9" style:font-size-asian="12pt" style:font-weight-asian="bold" style:font-size-complex="12pt" style:font-weight-complex="bold"/>
    </style:style>
    <style:style style:name="P157" style:family="paragraph" style:parent-style-name="Preformatted_20_Text">
      <style:paragraph-properties fo:line-height="100%"/>
      <style:text-properties style:font-name="Liberation Serif" fo:font-size="12pt" officeooo:paragraph-rsid="059a1ef7" style:font-size-asian="12pt" style:font-size-complex="12pt"/>
    </style:style>
    <style:style style:name="P158" style:family="paragraph" style:parent-style-name="Preformatted_20_Text">
      <style:paragraph-properties fo:line-height="100%"/>
      <style:text-properties style:font-name="Liberation Serif" fo:font-size="12pt" officeooo:rsid="06a1686a" officeooo:paragraph-rsid="06a1686a" style:font-size-asian="12pt" style:font-size-complex="12pt"/>
    </style:style>
    <style:style style:name="P159" style:family="paragraph" style:parent-style-name="Standard" style:list-style-name="L6">
      <style:paragraph-properties fo:margin-top="0cm" fo:margin-bottom="0cm" loext:contextual-spacing="true" fo:line-height="100%"/>
      <style:text-properties style:font-name="Liberation Serif" fo:font-size="12pt" officeooo:paragraph-rsid="0198a170" style:font-size-asian="12pt" style:font-size-complex="12pt"/>
    </style:style>
    <style:style style:name="P160" style:family="paragraph" style:parent-style-name="Standard" style:list-style-name="L9">
      <style:paragraph-properties fo:margin-top="0cm" fo:margin-bottom="0cm" loext:contextual-spacing="false" fo:line-height="100%"/>
      <style:text-properties style:font-name="Liberation Serif" fo:font-size="12pt" officeooo:paragraph-rsid="06b36638" style:font-size-asian="12pt" style:font-size-complex="12pt"/>
    </style:style>
    <style:style style:name="P161" style:family="paragraph" style:parent-style-name="Standard" style:list-style-name="L9">
      <style:paragraph-properties fo:margin-top="0cm" fo:margin-bottom="0cm" loext:contextual-spacing="false" fo:line-height="100%"/>
      <style:text-properties style:font-name="Liberation Serif" fo:font-size="12pt" officeooo:rsid="06ba291d" officeooo:paragraph-rsid="06ba291d" style:font-size-asian="12pt" style:font-size-complex="12pt"/>
    </style:style>
    <style:style style:name="P162" style:family="paragraph" style:parent-style-name="Table_20_Contents" style:list-style-name="L5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63" style:family="paragraph" style:parent-style-name="Table_20_Contents" style:list-style-name="L5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64" style:family="paragraph" style:parent-style-name="Text_20_body" style:list-style-name="L1">
      <style:paragraph-properties fo:line-height="100%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65" style:family="paragraph" style:parent-style-name="Text_20_body" style:list-style-name="L7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66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67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168" style:family="paragraph" style:parent-style-name="Text_20_body" style:list-style-name="L8">
      <style:paragraph-properties fo:line-height="100%"/>
      <style:text-properties style:font-name="Liberation Serif" fo:font-size="12pt" officeooo:paragraph-rsid="066f0527" style:font-size-asian="12pt" style:font-size-complex="12pt"/>
    </style:style>
    <style:style style:name="P169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70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71" style:family="paragraph" style:parent-style-name="Text_20_body" style:list-style-name="L10">
      <style:paragraph-properties fo:margin-top="0cm" fo:margin-bottom="0cm" loext:contextual-spacing="false" fo:line-height="100%"/>
      <style:text-properties style:font-name="Liberation Serif" fo:font-size="12pt" officeooo:rsid="06b4fd71" officeooo:paragraph-rsid="06b4fd71" style:font-size-asian="12pt" style:font-size-complex="12pt"/>
    </style:style>
    <style:style style:name="P172" style:family="paragraph" style:parent-style-name="Text_20_body" style:list-style-name="L7">
      <style:paragraph-properties fo:margin-top="0cm" fo:margin-bottom="0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73" style:family="paragraph" style:parent-style-name="Text_20_body" style:list-style-name="L10">
      <style:paragraph-properties fo:margin-top="0cm" fo:margin-bottom="0cm" loext:contextual-spacing="false"/>
      <style:text-properties style:font-name="Liberation Serif" fo:font-size="12pt" fo:font-weight="bold" officeooo:paragraph-rsid="06b4fd71" style:font-size-asian="12pt" style:font-weight-asian="bold" style:font-size-complex="12pt" style:font-weight-complex="bold"/>
    </style:style>
    <style:style style:name="P174" style:family="paragraph" style:parent-style-name="Text_20_body" style:list-style-name="L10">
      <style:paragraph-properties fo:margin-top="0cm" fo:margin-bottom="0cm" loext:contextual-spacing="false" fo:line-height="100%"/>
      <style:text-properties style:font-name="Liberation Serif" fo:font-size="12pt" fo:font-weight="bold" officeooo:rsid="06b4fd71" officeooo:paragraph-rsid="06b4fd71" style:font-size-asian="12pt" style:font-weight-asian="bold" style:font-size-complex="12pt" style:font-weight-complex="bold"/>
    </style:style>
    <style:style style:name="P175" style:family="paragraph" style:parent-style-name="Text_20_body" style:list-style-name="L10">
      <style:paragraph-properties fo:margin-top="0cm" fo:margin-bottom="0cm" loext:contextual-spacing="false" fo:line-height="100%"/>
      <style:text-properties style:font-name="Liberation Serif" fo:font-size="12pt" fo:font-weight="normal" officeooo:rsid="06ba291d" officeooo:paragraph-rsid="06ba291d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475dcbd" style:font-weight-asian="bold" style:font-weight-complex="bold"/>
    </style:style>
    <style:style style:name="T5" style:family="text">
      <style:text-properties fo:font-weight="bold" officeooo:rsid="0453d932" style:font-weight-asian="bold" style:font-weight-complex="bold"/>
    </style:style>
    <style:style style:name="T6" style:family="text">
      <style:text-properties fo:font-weight="bold" officeooo:rsid="0495a919" style:font-weight-asian="bold" style:font-weight-complex="bold"/>
    </style:style>
    <style:style style:name="T7" style:family="text">
      <style:text-properties fo:font-weight="bold" officeooo:rsid="05420471" style:font-weight-asian="bold" style:font-weight-complex="bold"/>
    </style:style>
    <style:style style:name="T8" style:family="text">
      <style:text-properties fo:font-weight="bold" officeooo:rsid="037c11ce" style:font-weight-asian="bold" style:font-weight-complex="bold"/>
    </style:style>
    <style:style style:name="T9" style:family="text">
      <style:text-properties fo:font-weight="bold" officeooo:rsid="042235c9" style:font-weight-asian="bold" style:font-weight-complex="bold"/>
    </style:style>
    <style:style style:name="T10" style:family="text">
      <style:text-properties fo:font-weight="bold" officeooo:rsid="03412b1c" style:font-weight-asian="bold" style:font-weight-complex="bold"/>
    </style:style>
    <style:style style:name="T11" style:family="text">
      <style:text-properties fo:font-weight="bold" officeooo:rsid="0646ac9e" style:font-weight-asian="bold" style:font-weight-complex="bold"/>
    </style:style>
    <style:style style:name="T12" style:family="text">
      <style:text-properties fo:font-weight="bold" officeooo:rsid="067a1b8f" style:font-weight-asian="bold" style:font-weight-complex="bold"/>
    </style:style>
    <style:style style:name="T13" style:family="text">
      <style:text-properties fo:font-weight="bold" officeooo:rsid="05508642" style:font-weight-asian="bold" style:font-weight-complex="bold"/>
    </style:style>
    <style:style style:name="T14" style:family="text">
      <style:text-properties fo:font-weight="bold" officeooo:rsid="06947faf" style:font-weight-asian="bold" style:font-weight-complex="bold"/>
    </style:style>
    <style:style style:name="T15" style:family="text">
      <style:text-properties fo:font-weight="bold" officeooo:rsid="06bf9a0b" style:font-weight-asian="bold" style:font-weight-complex="bold"/>
    </style:style>
    <style:style style:name="T16" style:family="text">
      <style:text-properties fo:font-weight="bold" officeooo:rsid="061c2919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language="en" fo:country="US" style:font-size-asian="12pt" style:font-size-complex="12pt"/>
    </style:style>
    <style:style style:name="T20" style:family="text">
      <style:text-properties style:font-name="Liberation Serif" fo:font-size="12pt" fo:language="en" fo:country="US" officeooo:rsid="06bf9a0b" style:font-size-asian="12pt" style:font-size-complex="1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42ab8d4" style:font-weight-asian="normal" style:font-weight-complex="normal"/>
    </style:style>
    <style:style style:name="T23" style:family="text">
      <style:text-properties fo:font-weight="normal" officeooo:rsid="0453d932" style:font-weight-asian="normal" style:font-weight-complex="normal"/>
    </style:style>
    <style:style style:name="T24" style:family="text">
      <style:text-properties fo:font-weight="normal" officeooo:rsid="05277aa5" style:font-weight-asian="normal" style:font-weight-complex="normal"/>
    </style:style>
    <style:style style:name="T25" style:family="text">
      <style:text-properties fo:font-weight="normal" officeooo:rsid="05508642" style:font-weight-asian="normal" style:font-weight-complex="normal"/>
    </style:style>
    <style:style style:name="T26" style:family="text">
      <style:text-properties fo:font-weight="normal" officeooo:rsid="0657d967" style:font-weight-asian="normal" style:font-weight-complex="normal"/>
    </style:style>
    <style:style style:name="T27" style:family="text">
      <style:text-properties fo:font-weight="normal" officeooo:rsid="06c63ed8" style:font-weight-asian="normal" style:font-weight-complex="normal"/>
    </style:style>
    <style:style style:name="T28" style:family="text">
      <style:text-properties style:font-weight-asian="bold" style:font-weight-complex="bold"/>
    </style:style>
    <style:style style:name="T29" style:family="text">
      <style:text-properties fo:language="en" fo:country="US" fo:font-weight="bold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language="en" fo:country="US" fo:font-weight="bold" officeooo:rsid="05f35f87" style:font-weight-asian="bold" style:font-weight-complex="bold"/>
    </style:style>
    <style:style style:name="T32" style:family="text">
      <style:text-properties fo:language="en" fo:country="US" fo:font-weight="bold" officeooo:rsid="05f64766" style:font-weight-asian="bold" style:font-weight-complex="bold"/>
    </style:style>
    <style:style style:name="T33" style:family="text">
      <style:text-properties fo:language="en" fo:country="US" fo:font-weight="bold" officeooo:rsid="06bf9a0b" style:font-weight-asian="bold" style:font-weight-complex="bold"/>
    </style:style>
    <style:style style:name="T34" style:family="text">
      <style:text-properties officeooo:rsid="007743e6"/>
    </style:style>
    <style:style style:name="T35" style:family="text">
      <style:text-properties officeooo:rsid="009ccf87"/>
    </style:style>
    <style:style style:name="T36" style:family="text">
      <style:text-properties officeooo:rsid="00e883eb"/>
    </style:style>
    <style:style style:name="T37" style:family="text">
      <style:text-properties officeooo:rsid="01c729e2"/>
    </style:style>
    <style:style style:name="T38" style:family="text">
      <style:text-properties officeooo:rsid="0263684f"/>
    </style:style>
    <style:style style:name="T39" style:family="text">
      <style:text-properties officeooo:rsid="0270a0db"/>
    </style:style>
    <style:style style:name="T40" style:family="text">
      <style:text-properties officeooo:rsid="02befdb2"/>
    </style:style>
    <style:style style:name="T41" style:family="text">
      <style:text-properties officeooo:rsid="0198a170"/>
    </style:style>
    <style:style style:name="T42" style:family="text">
      <style:text-properties officeooo:rsid="01a0b5ab"/>
    </style:style>
    <style:style style:name="T43" style:family="text">
      <style:text-properties officeooo:rsid="019f26e1"/>
    </style:style>
    <style:style style:name="T44" style:family="text">
      <style:text-properties officeooo:rsid="015780b8"/>
    </style:style>
    <style:style style:name="T45" style:family="text">
      <style:text-properties officeooo:rsid="049d108b"/>
    </style:style>
    <style:style style:name="T46" style:family="text">
      <style:text-properties officeooo:rsid="04f668ae"/>
    </style:style>
    <style:style style:name="T47" style:family="text">
      <style:text-properties officeooo:rsid="04fdc670"/>
    </style:style>
    <style:style style:name="T48" style:family="text">
      <style:text-properties officeooo:rsid="04ff3de8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5363310"/>
    </style:style>
    <style:style style:name="T51" style:family="text">
      <style:text-properties style:text-position="0% 100%" officeooo:rsid="054444cd"/>
    </style:style>
    <style:style style:name="T52" style:family="text">
      <style:text-properties style:text-position="0% 100%" fo:font-style="italic" fo:font-weight="bold" officeooo:rsid="05363310" style:font-weight-asian="bold" style:font-weight-complex="bold"/>
    </style:style>
    <style:style style:name="T53" style:family="text">
      <style:text-properties style:text-position="0% 100%" fo:font-weight="bold" style:font-weight-asian="bold" style:font-weight-complex="bold"/>
    </style:style>
    <style:style style:name="T54" style:family="text">
      <style:text-properties style:text-position="0% 100%" fo:font-weight="bold" officeooo:rsid="05363310" style:font-weight-asian="bold" style:font-weight-complex="bold"/>
    </style:style>
    <style:style style:name="T55" style:family="text">
      <style:text-properties style:text-position="0% 100%" fo:font-weight="normal" officeooo:rsid="054444cd" style:font-weight-asian="normal" style:font-weight-complex="normal"/>
    </style:style>
    <style:style style:name="T56" style:family="text">
      <style:text-properties officeooo:rsid="05451dce"/>
    </style:style>
    <style:style style:name="T57" style:family="text">
      <style:text-properties officeooo:rsid="063d27b0"/>
    </style:style>
    <style:style style:name="T58" style:family="text">
      <style:text-properties officeooo:rsid="065ee557"/>
    </style:style>
    <style:style style:name="T59" style:family="text">
      <style:text-properties fo:font-style="italic"/>
    </style:style>
    <style:style style:name="T60" style:family="text">
      <style:text-properties fo:font-style="italic" fo:font-weight="bold" style:font-weight-asian="bold" style:font-weight-complex="bold"/>
    </style:style>
    <style:style style:name="T61" style:family="text">
      <style:text-properties officeooo:rsid="067a1b8f"/>
    </style:style>
    <style:style style:name="T62" style:family="text">
      <style:text-properties officeooo:rsid="0692a209"/>
    </style:style>
    <style:style style:name="T63" style:family="text">
      <style:text-properties officeooo:rsid="0699d2d8"/>
    </style:style>
    <style:style style:name="T64" style:family="text">
      <style:text-properties officeooo:rsid="06a49a67"/>
    </style:style>
    <style:style style:name="T65" style:family="text">
      <style:text-properties officeooo:rsid="06b36638"/>
    </style:style>
    <style:style style:name="T66" style:family="text">
      <style:text-properties officeooo:rsid="06c271c1"/>
    </style:style>
    <style:style style:name="T67" style:family="text">
      <style:text-properties officeooo:rsid="06c3bf13"/>
    </style:style>
    <style:style style:name="T68" style:family="text">
      <style:text-properties officeooo:rsid="06c3cc4a"/>
    </style:style>
    <style:style style:name="T69" style:family="text">
      <style:text-properties officeooo:rsid="06c63ed8"/>
    </style:style>
    <style:style style:name="T70" style:family="text">
      <style:text-properties officeooo:rsid="002d4cf0"/>
    </style:style>
    <style:style style:name="T71" style:family="text">
      <style:text-properties officeooo:rsid="002f4af5"/>
    </style:style>
    <style:style style:name="T72" style:family="text">
      <style:text-properties officeooo:rsid="06cbcde1"/>
    </style:style>
    <style:style style:name="T73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firstHeading"/><text:span text:style-name="T18">Python</text:span><text:span text:style-name="T19">/C2/</text:span><text:span text:style-name="T20">Datatypes and Operators</text:span><text:span text:style-name="T17"> </text:span><text:span text:style-name="T19">/English</text:span></text:h>
      <text:p text:style-name="P1"/>
      <text:section text:style-name="Sect1" text:name="bodyContent">
        <text:p text:style-name="P4"/>
        <text:section text:style-name="Sect1" text:name="contentSub">
          <text:p text:style-name="P4"><text:s/></text:p>
        </text:section>
      </text:section>
      <text:section text:style-name="Sect2" text:name="mw-content-text">
        <text:p text:style-name="P2"><text:span text:style-name="T1">Title of script</text:span>: <text:span text:style-name="T3"><text:s/></text:span><text:span text:style-name="T15">Datatypes and Operators</text:span></text:p>
        <text:p text:style-name="P3">Author: <text:span text:style-name="T35">Aditya Palaparthy</text:span></text:p>
        <text:p text:style-name="P4"><text:span text:style-name="T29">Keywords: </text:span><text:span text:style-name="T30">Python</text:span><text:span text:style-name="T29">, </text:span><text:span text:style-name="T30">Ipython, </text:span><text:span text:style-name="T31">imread, imshow, </text:span><text:span text:style-name="T32">shape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9">Visual Cue</text:p>
            </table:table-cell>
            <table:table-cell table:style-name="Table1.A1" office:value-type="string">
              <text:p text:style-name="P99">Narration</text:p>
            </table:table-cell>
          </table:table-row>
          <table:table-row>
            <table:table-cell table:style-name="Table1.A1" office:value-type="string">
              <text:p text:style-name="P13">Show Slide </text:p>
              <text:p text:style-name="P5">containing title, name of the production team along with the logo of MHRD </text:p>
            </table:table-cell>
            <table:table-cell table:style-name="Table1.A1" office:value-type="string">
              <text:p text:style-name="P102">Hello Friends. Welcome to the tutorial on "<text:span text:style-name="T33">Datatypes and Operators</text:span>". </text:p>
            </table:table-cell>
          </table:table-row>
          <table:table-row>
            <table:table-cell table:style-name="Table1.A1" office:value-type="string">
              <text:p text:style-name="P14">Show Slide </text:p>
              <text:p text:style-name="P14"><text:span text:style-name="T40">O</text:span>bjectives </text:p>
              <text:p text:style-name="P101"/>
            </table:table-cell>
            <table:table-cell table:style-name="Table1.A1" office:value-type="string">
              <text:p text:style-name="P15"><text:span text:style-name="T41">At the end of</text:span> this tutorial, <text:span text:style-name="T44">we will learn about-</text:span></text:p>
              <text:p text:style-name="P15"><text:s/></text:p>
              <text:list xml:id="list3517151956595544777" text:style-name="L1">
                <text:list-item>
                  <text:p text:style-name="P164">Datatypes in Python <text:span text:style-name="T27">like</text:span></text:p>
                  <text:list text:style-name="L2">
                    <text:list-item>
                      <text:list>
                        <text:list-item>
                          <text:p text:style-name="P169">Numbers </text:p>
                        </text:list-item>
                        <text:list-item>
                          <text:p text:style-name="P169">Boolean </text:p>
                        </text:list-item>
                      </text:list>
                    </text:list-item>
                  </text:list>
                </text:list-item>
                <text:list-item text:style-override="L3">
                  <text:p text:style-name="P166"><text:span text:style-name="T1">Operators in Python</text:span> <text:span text:style-name="T69">like</text:span></text:p>
                  <text:list text:style-name="L4">
                    <text:list-item>
                      <text:list>
                        <text:list-item>
                          <text:p text:style-name="P170">Arithmetic Operators </text:p>
                        </text:list-item>
                        <text:list-item>
                          <text:p text:style-name="P167">Boolean Operators </text:p>
                        </text:list-item>
                      </text:list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01">Show Slide </text:p>
              <text:p text:style-name="P101">System <text:span text:style-name="T72">Specifications</text:span> </text:p>
            </table:table-cell>
            <table:table-cell table:style-name="Table1.A4" office:value-type="string">
              <text:p text:style-name="P101">To record this tutorial, I am using </text:p>
              <text:list xml:id="list7665136345856940425" text:style-name="L5">
                <text:list-item>
                  <text:p text:style-name="P162"><text:span text:style-name="T1">Ubuntu Linux 14.04</text:span> operating system</text:p>
                </text:list-item>
                <text:list-item>
                  <text:p text:style-name="P163"><text:span text:style-name="T28">Python</text:span> 2.7.6</text:p>
                </text:list-item>
                <text:list-item>
                  <text:p text:style-name="P162"><text:span text:style-name="T2">IPython</text:span><text:span text:style-name="T1"> </text:span><text:span text:style-name="T16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3">Show Slide </text:p>
              <text:p text:style-name="P5">Pre-requisite slide </text:p>
            </table:table-cell>
            <table:table-cell table:style-name="Table1.A4" office:value-type="string">
              <text:p text:style-name="P13">To <text:span text:style-name="T42">practise</text:span> this tutorial, <text:span text:style-name="T43">you </text:span>should know how to </text:p>
              <text:list xml:id="list5202916136568230761" text:style-name="L6">
                <text:list-item>
                  <text:p text:style-name="P159">run basic <text:span text:style-name="T2">Python </text:span>commands on the <text:span text:style-name="T2">ipython console</text:span></text:p>
                </text:list-item>
              </text:list>
              <text:p text:style-name="P126"/>
              <text:p text:style-name="P127">If not, <text:span text:style-name="T41">see the pre-requisite</text:span> <text:span text:style-name="T2">Python </text:span>tutorials <text:span text:style-name="T41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20">Show Slide </text:p>
              <text:p text:style-name="P20"/>
              <text:p text:style-name="P4">'<text:span text:style-name="T63">N</text:span>umbers' </text:p>
            </table:table-cell>
            <table:table-cell table:style-name="Table1.A6" office:value-type="string">
              <text:p text:style-name="P137">There are three built-in data types in python to represent numbers. </text:p>
              <text:p text:style-name="P4">These are: </text:p>
              <text:list xml:id="list1605777111310432538" text:style-name="L7">
                <text:list-item>
                  <text:p text:style-name="P172">int </text:p>
                </text:list-item>
                <text:list-item>
                  <text:p text:style-name="P172">float </text:p>
                </text:list-item>
                <text:list-item>
                  <text:p text:style-name="P165">complex </text:p>
                </text:list-item>
              </text:list>
            </table:table-cell>
          </table:table-row>
          <table:table-row table:style-name="Table1.6">
            <table:table-cell table:style-name="Table1.A6" office:value-type="string">
              <text:p text:style-name="P20">[Terminal]</text:p>
              <text:p text:style-name="P111">ipython </text:p>
            </table:table-cell>
            <table:table-cell table:style-name="Table1.A6" office:value-type="string">
              <text:p text:style-name="P138">Let us start <text:span text:style-name="T2">ipython.</text:span></text:p>
              <text:p text:style-name="P138"/>
              <text:p text:style-name="P138"><text:span text:style-name="T34">O</text:span>pen the <text:span text:style-name="T2">terminal</text:span> and <text:span text:style-name="T37">T</text:span>ype <text:span text:style-name="T2">ipython</text:span><text:span text:style-name="T4"> </text:span><text:span text:style-name="T23">and press </text:span><text:span text:style-name="T5">Enter</text:span></text:p>
            </table:table-cell>
          </table:table-row>
          <text:soft-page-break/>
          <table:table-row>
            <table:table-cell table:style-name="Table1.A1" office:value-type="string">
              <text:p text:style-name="P31"/>
              <text:p text:style-name="P31">[Ipython <text:span text:style-name="T45">Console</text:span>]</text:p>
              <text:p text:style-name="P31"/>
              <text:p text:style-name="P68">a = 13 </text:p>
              <text:p text:style-name="P149">a</text:p>
            </table:table-cell>
            <table:table-cell table:style-name="Table1.A1" office:value-type="string">
              <text:p text:style-name="P16"/>
              <text:p text:style-name="P16">Lets first talk about <text:span text:style-name="T2">int</text:span>. </text:p>
              <text:p text:style-name="P16"/>
              <text:p text:style-name="P21">Type</text:p>
              <text:p text:style-name="P69">a = 13 </text:p>
              <text:p text:style-name="P128">a</text:p>
            </table:table-cell>
          </table:table-row>
          <table:table-row>
            <table:table-cell table:style-name="Table1.A6" office:value-type="string">
              <text:p text:style-name="P32">[Ipython <text:span text:style-name="T45">Console</text:span>]</text:p>
              <text:p text:style-name="P32"/>
              <text:p text:style-name="P80">type(a) </text:p>
            </table:table-cell>
            <table:table-cell table:style-name="Table1.A6" office:value-type="string">
              <text:p text:style-name="P6">Now, we have our first <text:span text:style-name="T2">int</text:span> variable <text:span text:style-name="T2">a</text:span>. </text:p>
              <text:p text:style-name="P6"><text:span text:style-name="T61">To see the type of </text:span><text:span text:style-name="T12">a</text:span><text:span text:style-name="T61"> type </text:span><text:span text:style-name="T6">type(a) </text:span></text:p>
              <text:p text:style-name="P34">This means that 'a' is a type of <text:span text:style-name="T2">int</text:span>. </text:p>
            </table:table-cell>
          </table:table-row>
          <table:table-row>
            <table:table-cell table:style-name="Table1.A6" office:value-type="string">
              <text:p text:style-name="P33">[Ipython <text:span text:style-name="T45">Console</text:span>]</text:p>
              <text:p text:style-name="P33"/>
              <text:p text:style-name="P100">a.&lt;Tab&gt; </text:p>
            </table:table-cell>
            <table:table-cell table:style-name="Table1.A6" office:value-type="string">
              <text:p text:style-name="P34">There are <text:span text:style-name="T2">functions</text:span> associated with the <text:span text:style-name="T2">int</text:span> <text:span text:style-name="T2">datatype</text:span>, to manipulate it.</text:p>
              <text:p text:style-name="P34">These can be explored by doing, </text:p>
              <text:p text:style-name="P22"><text:span text:style-name="T24">T</text:span><text:span text:style-name="T21">ype </text:span><text:span text:style-name="T2">a.&lt;Tab&gt; </text:span></text:p>
            </table:table-cell>
          </table:table-row>
          <table:table-row>
            <table:table-cell table:style-name="Table1.A4" office:value-type="string">
              <text:p text:style-name="P35">[IPython Console]</text:p>
              <text:p text:style-name="P35"/>
              <text:p text:style-name="P70">b = 99999999999999999999</text:p>
              <text:p text:style-name="P39"><text:span text:style-name="T11">type(b)</text:span> </text:p>
            </table:table-cell>
            <table:table-cell table:style-name="Table1.A4" office:value-type="string">
              <text:p text:style-name="P40"><text:span text:style-name="T52">int</text:span><text:span text:style-name="T50"> </text:span><text:span text:style-name="T54">datatype</text:span><text:span text:style-name="T50"> can hold integers of any size lets see this by an example. </text:span></text:p>
              <text:p text:style-name="P94"/>
              <text:p text:style-name="P95">Here we are storing 9 repeated 20 times in <text:span text:style-name="T2">b</text:span></text:p>
              <text:p text:style-name="P41"><text:span text:style-name="T50">T</text:span><text:span text:style-name="T49">ype</text:span></text:p>
              <text:p text:style-name="P97">b = 99999999999999999999</text:p>
              <text:p text:style-name="P98">type(b)</text:p>
              <text:p text:style-name="P42"><text:span text:style-name="T49">we can see that </text:span><text:span text:style-name="T53">type</text:span><text:span text:style-name="T49"> of b is </text:span><text:span text:style-name="T53">long</text:span><text:span text:style-name="T49">.</text:span></text:p>
              <text:p text:style-name="P96">Big integers are internally stored in python as <text:span text:style-name="T2">Long datatype</text:span>. </text:p>
            </table:table-cell>
          </table:table-row>
          <table:table-row>
            <table:table-cell table:style-name="Table1.A4" office:value-type="string">
              <text:p text:style-name="P36">[IPython Console]</text:p>
              <text:p text:style-name="P36"/>
              <text:p text:style-name="P71">p = 3.141592 </text:p>
              <text:p text:style-name="P81">p</text:p>
            </table:table-cell>
            <table:table-cell table:style-name="Table1.A4" office:value-type="string">
              <text:p text:style-name="P43">Let us now look at the float data-type. </text:p>
              <text:p text:style-name="P44"/>
              <text:p text:style-name="P45">Type </text:p>
              <text:p text:style-name="P72">p = 3.141592 </text:p>
              <text:p text:style-name="P81">p<text:span text:style-name="T21"> </text:span></text:p>
            </table:table-cell>
          </table:table-row>
          <table:table-row>
            <table:table-cell table:style-name="Table1.A4" office:value-type="string">
              <text:p text:style-name="P37">[IPython Console]</text:p>
              <text:p text:style-name="P73">c = 3.2+4.6j </text:p>
            </table:table-cell>
            <table:table-cell table:style-name="Table1.A4" office:value-type="string">
              <text:p text:style-name="P10">The last data type in the list is complex number </text:p>
              <text:p text:style-name="P139">Type <text:span text:style-name="T2">c = 3.2+4.6j </text:span></text:p>
            </table:table-cell>
          </table:table-row>
          <table:table-row>
            <table:table-cell table:style-name="Table1.A4" office:value-type="string">
              <text:p text:style-name="P118">[IPython Console]</text:p>
              <text:p text:style-name="P119"/>
              <text:p text:style-name="P67">c.&lt;Tab&gt; </text:p>
            </table:table-cell>
            <table:table-cell table:style-name="Table1.A4" office:value-type="string">
              <text:p text:style-name="P46"><text:span text:style-name="T57">I</text:span>t's just a combination of two floats the imaginary part being defined by j notation instead of i. </text:p>
              <text:p text:style-name="P46"><text:span text:style-name="T2">Complex numbers</text:span> have a lot of <text:span text:style-name="T2">functions</text:span> specific to them. </text:p>
              <text:p text:style-name="P46">Let us look at these </text:p>
              <text:p text:style-name="P47"><text:span text:style-name="T56">Type </text:span><text:span text:style-name="T7">c.&lt;Tab&gt; </text:span></text:p>
            </table:table-cell>
          </table:table-row>
          <table:table-row>
            <table:table-cell table:style-name="Table1.A4" office:value-type="string">
              <text:p text:style-name="P124">[IPython Console]</text:p>
              <text:p text:style-name="P120"/>
              <text:p text:style-name="P74">c.real </text:p>
              <text:p text:style-name="P149">c.imag</text:p>
              <text:p text:style-name="P74"/>
            </table:table-cell>
            <table:table-cell table:style-name="Table1.A4" office:value-type="string">
              <text:p text:style-name="P23">Lets try some of them </text:p>
              <text:p text:style-name="P23"/>
              <text:p text:style-name="P23">Type</text:p>
              <text:p text:style-name="P75">c.real </text:p>
              <text:p text:style-name="P135">c.imag</text:p>
              <text:p text:style-name="P129"><text:span text:style-name="T51">c.real</text:span><text:span text:style-name="T55"> gives the </text:span><text:span text:style-name="T51">real</text:span><text:span text:style-name="T55"> part of the </text:span><text:span text:style-name="T51">number</text:span><text:span text:style-name="T55"> and </text:span><text:span text:style-name="T51">c.imag</text:span><text:span text:style-name="T55"> the </text:span><text:span text:style-name="T51">imaginary</text:span><text:span text:style-name="T55">.</text:span><text:span text:style-name="T51"> </text:span></text:p>
            </table:table-cell>
          </table:table-row>
          <table:table-row table:style-name="Table1.16">
            <table:table-cell table:style-name="Table1.A4" office:value-type="string">
              <text:p text:style-name="P125"/>
              <text:p text:style-name="P125">[IPython Console]</text:p>
              <text:p text:style-name="P125"/>
              <text:p text:style-name="P112">abs(c) </text:p>
            </table:table-cell>
            <table:table-cell table:style-name="Table1.A4" office:value-type="string">
              <text:p text:style-name="P108"/>
              <text:p text:style-name="P113">We can get the absolute value using the function </text:p>
              <text:p text:style-name="P108"/>
              <text:p text:style-name="P103"><text:span text:style-name="T21">Type </text:span><text:span text:style-name="T8">abs(c) </text:span></text:p>
            </table:table-cell>
          </table:table-row>
          <text:soft-page-break/>
          <table:table-row>
            <table:table-cell table:style-name="Table1.A4" office:value-type="string">
              <text:p text:style-name="P114">[IPython Console]</text:p>
              <text:p text:style-name="P114"/>
              <text:p text:style-name="P121">t = True</text:p>
            </table:table-cell>
            <table:table-cell table:style-name="Table1.A4" office:value-type="string">
              <text:p text:style-name="P115"><text:span text:style-name="T2">Python</text:span> also has <text:span text:style-name="T2">Boolean</text:span> as a built-in <text:span text:style-name="T2">type</text:span>. </text:p>
              <text:p text:style-name="P117"><text:span text:style-name="T25">To Try it out, just type</text:span><text:span text:style-name="T13"> </text:span></text:p>
              <text:p text:style-name="P151">t = True</text:p>
              <text:p text:style-name="P152">note that T in <text:span text:style-name="T2">true</text:span> is <text:span text:style-name="T2">capitalized</text:span>. </text:p>
            </table:table-cell>
          </table:table-row>
          <table:table-row>
            <table:table-cell table:style-name="Table1.A4" office:value-type="string">
              <text:p text:style-name="P132">[IPython Console]</text:p>
              <text:p text:style-name="P76">f = not t </text:p>
              <text:p text:style-name="P154">f</text:p>
              <text:p text:style-name="P154">f or t</text:p>
              <text:p text:style-name="P149">f and t</text:p>
            </table:table-cell>
            <table:table-cell table:style-name="Table1.A4" office:value-type="string">
              <text:p text:style-name="P104">You can apply different <text:span text:style-name="T2">Boolean operations</text:span> on <text:span text:style-name="T2">t</text:span> now for example </text:p>
              <text:p text:style-name="P104"/>
              <text:p text:style-name="P106">Type</text:p>
              <text:p text:style-name="P77">f = not t </text:p>
              <text:p text:style-name="P155">f</text:p>
              <text:p text:style-name="P155">f or t</text:p>
              <text:p text:style-name="P150">f and t</text:p>
            </table:table-cell>
          </table:table-row>
          <table:table-row>
            <table:table-cell table:style-name="Table1.A4" office:value-type="string">
              <text:p text:style-name="P133">[IPython Console]</text:p>
              <text:p text:style-name="P82">a=False </text:p>
              <text:p text:style-name="P154">b=True</text:p>
              <text:p text:style-name="P149">c=True</text:p>
            </table:table-cell>
            <table:table-cell table:style-name="Table1.A4" office:value-type="string">
              <text:p text:style-name="P116">What if you want to apply one <text:span text:style-name="T2">operator</text:span> before another. </text:p>
              <text:p text:style-name="P116">Well you can use <text:span text:style-name="T2">parenthesis</text:span> for <text:span text:style-name="T2">precedence</text:span>. </text:p>
              <text:p text:style-name="P4">Lets write some piece of code to check this out. </text:p>
              <text:p text:style-name="P48">Type</text:p>
              <text:p text:style-name="P83">a=False </text:p>
              <text:p text:style-name="P156">b=True</text:p>
              <text:p text:style-name="P130">c=True</text:p>
            </table:table-cell>
          </table:table-row>
          <table:table-row>
            <table:table-cell table:style-name="Table1.A4" office:value-type="string">
              <text:p text:style-name="P134">[IPython Console]</text:p>
              <text:p text:style-name="P84">(a and b) or c </text:p>
              <text:p text:style-name="P85">a and (b or c) </text:p>
            </table:table-cell>
            <table:table-cell table:style-name="Table1.A4" office:value-type="string">
              <text:p text:style-name="P49">To check how <text:span text:style-name="T2">precedence</text:span> changes with <text:span text:style-name="T2">parenthesis</text:span>, we will try two <text:span text:style-name="T2">expressions</text:span> and their <text:span text:style-name="T2">evaluation</text:span>. </text:p>
              <text:p text:style-name="P49">The first one </text:p>
              <text:p text:style-name="P50">Type <text:span text:style-name="T9">(a and b) or c </text:span></text:p>
              <text:p text:style-name="P49">This expression gives the value <text:span text:style-name="T2">True</text:span> </text:p>
              <text:p text:style-name="P19"><text:span text:style-name="T26">Now type </text:span><text:span text:style-name="T10">a and (b or c) <text:s/></text:span><text:span text:style-name="T26">which </text:span>gives the value <text:span text:style-name="T2">False</text:span>. </text:p>
            </table:table-cell>
          </table:table-row>
          <table:table-row>
            <table:table-cell table:style-name="Table1.A4" office:value-type="string">
              <text:p text:style-name="P131"/>
            </table:table-cell>
            <table:table-cell table:style-name="Table1.A4" office:value-type="string">
              <text:p text:style-name="P105">Let's now look at some <text:span text:style-name="T2">operators</text:span> available in <text:span text:style-name="T2">Python</text:span> </text:p>
            </table:table-cell>
          </table:table-row>
          <table:table-row>
            <table:table-cell table:style-name="Table1.A4" office:value-type="string">
              <text:p text:style-name="P51">[IPython Console]</text:p>
              <text:p text:style-name="P51"/>
              <text:p text:style-name="P122">23 + 74 </text:p>
            </table:table-cell>
            <table:table-cell table:style-name="Table1.A4" office:value-type="string">
              <text:p text:style-name="P52"><text:span text:style-name="T2">Python</text:span> uses '<text:span text:style-name="T2">+</text:span>' <text:span text:style-name="T2">sign</text:span> for <text:span text:style-name="T2">addition</text:span> </text:p>
              <text:p text:style-name="P64">Type <text:span text:style-name="T2">23+74</text:span></text:p>
            </table:table-cell>
          </table:table-row>
          <table:table-row>
            <table:table-cell table:style-name="Table1.A4" office:value-type="string">
              <text:p text:style-name="P53">[IPython Console]</text:p>
              <text:p text:style-name="P78">23 - 56 </text:p>
            </table:table-cell>
            <table:table-cell table:style-name="Table1.A4" office:value-type="string">
              <text:p text:style-name="P17">'-' sign for <text:span text:style-name="T2">subtraction</text:span> </text:p>
              <text:p text:style-name="P29">Type <text:span text:style-name="T2">23-56</text:span></text:p>
            </table:table-cell>
          </table:table-row>
          <table:table-row>
            <table:table-cell table:style-name="Table1.A4" office:value-type="string">
              <text:p text:style-name="P54">[IPython Console]</text:p>
              <text:p text:style-name="P92">45*76 </text:p>
            </table:table-cell>
            <table:table-cell table:style-name="Table1.A4" office:value-type="string">
              <text:p text:style-name="P55">'*' (<text:span text:style-name="T58">star</text:span>) sign for <text:span text:style-name="T2">multiplication</text:span> </text:p>
              <text:p text:style-name="P65">Type <text:span text:style-name="T2">45*76</text:span></text:p>
            </table:table-cell>
          </table:table-row>
          <table:table-row>
            <table:table-cell table:style-name="Table1.A4" office:value-type="string">
              <text:p text:style-name="P57">[IPython Console]</text:p>
              <text:p text:style-name="P86">384/16 </text:p>
            </table:table-cell>
            <table:table-cell table:style-name="Table1.A4" office:value-type="string">
              <text:p text:style-name="P157">'/'<text:span text:style-name="T2">(back slash)</text:span> for <text:span text:style-name="T2">division</text:span> </text:p>
              <text:p text:style-name="P158">Type <text:span text:style-name="T2">384/16</text:span></text:p>
            </table:table-cell>
          </table:table-row>
          <table:table-row>
            <table:table-cell table:style-name="Table1.A4" office:value-type="string">
              <text:p text:style-name="P58">[IPython Console]</text:p>
              <text:p text:style-name="P58"/>
              <text:p text:style-name="P79">87% 6 </text:p>
            </table:table-cell>
            <table:table-cell table:style-name="Table1.A4" office:value-type="string">
              <text:p text:style-name="P63">Let us move ahead with the operators. '%' (<text:span text:style-name="T2">percentage</text:span>) <text:span text:style-name="T2">sign</text:span> for <text:span text:style-name="T2">modulo operation </text:span></text:p>
              <text:p text:style-name="P66">Type <text:span text:style-name="T2">87%6 </text:span></text:p>
            </table:table-cell>
          </table:table-row>
          <table:table-row table:style-name="Table1.27">
            <table:table-cell table:style-name="Table1.A4" office:value-type="string">
              <text:p text:style-name="P59">[IPython Console]</text:p>
              <text:p text:style-name="P87"/>
              <text:p text:style-name="P87">7**8 </text:p>
            </table:table-cell>
            <table:table-cell table:style-name="Table1.A4" office:value-type="string">
              <text:p text:style-name="P24">and two stars for a<text:span text:style-name="T64">n</text:span> <text:span text:style-name="T2">exponent</text:span>. </text:p>
              <text:p text:style-name="P30">Type <text:span text:style-name="T2">7**8</text:span></text:p>
            </table:table-cell>
          </table:table-row>
          <text:soft-page-break/>
          <table:table-row table:style-name="Table1.27">
            <table:table-cell table:style-name="Table1.A4" office:value-type="string">
              <text:p text:style-name="P60">[IPython Console]</text:p>
              <text:p text:style-name="P93"/>
              <text:p text:style-name="P88">a=73 </text:p>
              <text:p text:style-name="P149">a*=34</text:p>
            </table:table-cell>
            <table:table-cell table:style-name="Table1.A4" office:value-type="string">
              <text:p text:style-name="P25">In case one wishes to use the current value of <text:span text:style-name="T2">variable</text:span> in which the</text:p>
              <text:p text:style-name="P25"/>
              <text:p text:style-name="P25"><text:span text:style-name="T2">result</text:span> is stored in the expression, one can do that by putting the </text:p>
              <text:p text:style-name="P25"/>
              <text:p text:style-name="P25"><text:span text:style-name="T2">operator</text:span> before <text:span text:style-name="T60">equal</text:span><text:span text:style-name="T59"> to</text:span>. </text:p>
              <text:p text:style-name="P24"/>
              <text:p text:style-name="P28">Type <text:span text:style-name="T2">a*=34</text:span></text:p>
            </table:table-cell>
          </table:table-row>
          <table:table-row table:style-name="Table1.27">
            <table:table-cell table:style-name="Table1.A4" office:value-type="string">
              <text:p text:style-name="P61">[IPython Console]</text:p>
              <text:p text:style-name="P61"/>
              <text:p text:style-name="P88">a=a*34 </text:p>
            </table:table-cell>
            <table:table-cell table:style-name="Table1.A4" office:value-type="string">
              <text:p text:style-name="P18">The above expression is same as </text:p>
            </table:table-cell>
          </table:table-row>
          <table:table-row table:style-name="Table1.27">
            <table:table-cell table:style-name="Table1.A4" office:value-type="string">
              <text:p text:style-name="P56">Show Slide </text:p>
              <text:p text:style-name="P5"><text:span text:style-name="T46">Exercise</text:span> <text:span text:style-name="T66">1</text:span> </text:p>
            </table:table-cell>
            <table:table-cell table:style-name="Table1.A4" office:value-type="string">
              <text:p text:style-name="P109">Pause the video. <text:span text:style-name="T36">Try</text:span> this exercise and then resume the video.</text:p>
              <text:p text:style-name="P109">Using python find sqaure root of 3. </text:p>
            </table:table-cell>
          </table:table-row>
          <table:table-row table:style-name="Table1.27">
            <table:table-cell table:style-name="Table1.A4" office:value-type="string">
              <text:p text:style-name="P89"><text:span text:style-name="T21">Show Slide</text:span> </text:p>
              <text:p text:style-name="P4">Solution <text:span text:style-name="T68">1</text:span></text:p>
            </table:table-cell>
            <table:table-cell table:style-name="Table1.A4" office:value-type="string">
              <text:p text:style-name="P26">The solution is on your screen. </text:p>
              <text:p text:style-name="P26"/>
              <text:p text:style-name="P26">3**0.5 gives the square root of 3. </text:p>
            </table:table-cell>
          </table:table-row>
          <table:table-row table:style-name="Table1.27">
            <table:table-cell table:style-name="Table1.A4" office:value-type="string">
              <text:p text:style-name="P56">Show Slid<text:span text:style-name="T47">e</text:span></text:p>
              <text:p text:style-name="P5"><text:span text:style-name="T48">Exercise</text:span> <text:span text:style-name="T67">2</text:span></text:p>
            </table:table-cell>
            <table:table-cell table:style-name="Table1.A4" office:value-type="string">
              <text:p text:style-name="P110">Pause the video. <text:span text:style-name="T36">Try</text:span> this exercise and then resume the video.</text:p>
              <text:p text:style-name="P110"/>
              <text:p text:style-name="P110">Is 3**1/2 and 3**0.5 same? </text:p>
            </table:table-cell>
          </table:table-row>
          <table:table-row table:style-name="Table1.27">
            <table:table-cell table:style-name="Table1.A4" office:value-type="string">
              <text:p text:style-name="P62">[IPython Console]</text:p>
              <text:p text:style-name="P62"/>
              <text:p text:style-name="P123">3**0.5</text:p>
              <text:p text:style-name="P149">3**1/2</text:p>
            </table:table-cell>
            <table:table-cell table:style-name="Table1.A4" office:value-type="string">
              <text:p text:style-name="P24">Switch to the terminal for solution. </text:p>
              <text:p text:style-name="P24"/>
              <text:p text:style-name="P27">Type </text:p>
              <text:p text:style-name="P91">3**0.5</text:p>
              <text:p text:style-name="P149">3**1/2</text:p>
            </table:table-cell>
          </table:table-row>
          <table:table-row table:style-name="Table1.27">
            <table:table-cell table:style-name="Table1.A4" office:value-type="string">
              <text:p text:style-name="P90"/>
            </table:table-cell>
            <table:table-cell table:style-name="Table1.A4" office:value-type="string">
              <text:p text:style-name="P12"><text:span text:style-name="T62">T</text:span>he first <text:span text:style-name="T2">operation</text:span> gives an <text:span text:style-name="T2">integer</text:span></text:p>
              <text:p text:style-name="P12"><text:span text:style-name="T62">T</text:span>he second <text:span text:style-name="T14">operation</text:span> gives a <text:span text:style-name="T2">float</text:span>. </text:p>
              <text:p text:style-name="P11">Hence, though both mean the same, they give different <text:span text:style-name="T2">outputs</text:span>. </text:p>
            </table:table-cell>
          </table:table-row>
          <table:table-row>
            <table:table-cell table:style-name="Table1.A4" office:value-type="string">
              <text:p text:style-name="P13"/>
              <text:p text:style-name="P13">Show Slide</text:p>
              <text:p text:style-name="P5">Summary slide </text:p>
              <text:p text:style-name="P13"/>
            </table:table-cell>
            <table:table-cell table:style-name="Table1.A4" office:value-type="string">
              <text:p text:style-name="P67"><text:span text:style-name="T21">This brings us to the end of this tutorial. In this tutorial, we have learn</text:span><text:span text:style-name="T22">ed</text:span><text:span text:style-name="T21"> to,</text:span> </text:p>
              <text:p text:style-name="P67"/>
              <text:list xml:id="list4929569852039277457" text:style-name="L8">
                <text:list-item>
                  <text:p text:style-name="P168">Understand the number <text:span text:style-name="T2">Datatypes</text:span> – i<text:span text:style-name="T2">nteger</text:span>, <text:span text:style-name="T2">float</text:span> and <text:span text:style-name="T2">complex</text:span>. </text:p>
                </text:list-item>
                <text:list-item>
                  <text:p text:style-name="P168">Know the <text:span text:style-name="T2">boolean</text:span> <text:span text:style-name="T2">datatype</text:span> and <text:span text:style-name="T2">operators</text:span> +, -<text:span text:style-name="T59">, /, *</text:span>, %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8">Show Slide</text:p>
              <text:p text:style-name="P5"><text:span text:style-name="T39">Evaluation</text:span> </text:p>
              <text:p text:style-name="P107"/>
            </table:table-cell>
            <table:table-cell table:style-name="Table1.A4" office:value-type="string">
              <text:p text:style-name="P13">Here are some self assessment questions for you to solve </text:p>
              <text:p text:style-name="P13"/>
              <text:list xml:id="list3299729841265326594" text:style-name="L9">
                <text:list-item>
                  <text:p text:style-name="P160"><text:span text:style-name="T65">What</text:span> are three built-in data types in python to represent numbers?</text:p>
                </text:list-item>
                <text:list-item>
                  <text:p text:style-name="P161">Which operator is used to find exponent?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3">Show Slide</text:p>
              <text:p text:style-name="P13"/>
              <text:p text:style-name="P5">Solutions </text:p>
            </table:table-cell>
            <table:table-cell table:style-name="Table1.A4" office:value-type="string">
              <text:p text:style-name="P140"><text:span text:style-name="T21">And the answers,</text:span><text:span text:style-name="T2"> </text:span></text:p>
              <text:list xml:id="list3139004316435679252" text:style-name="L10">
                <text:list-item>
                  <text:p text:style-name="P171">The built-in datatypes are</text:p>
                  <text:list>
                    <text:list-item>
                      <text:p text:style-name="P173">int </text:p>
                    </text:list-item>
                    <text:list-item>
                      <text:p text:style-name="P173">float </text:p>
                    </text:list-item>
                    <text:list-item>
                      <text:p text:style-name="P174">complex </text:p>
                    </text:list-item>
                  </text:list>
                </text:list-item>
                <text:list-item>
                  <text:p text:style-name="P175">Two stars <text:span text:style-name="T2">**</text:span> is used to find <text:span text:style-name="T2">exponent</text:span>.</text:p>
                </text:list-item>
              </text:list>
            </table:table-cell>
          </table:table-row>
          <table:table-row>
            <table:table-cell table:style-name="Table1.A6" office:value-type="string">
              <text:p text:style-name="P141">Show Slide</text:p>
              <text:p text:style-name="P141"><text:soft-page-break/>Forum </text:p>
            </table:table-cell>
            <table:table-cell table:style-name="Table1.A6" office:value-type="string">
              <text:p text:style-name="P145">Please post your <text:span text:style-name="T73">timed </text:span>queries <text:span text:style-name="T73">i</text:span>n this forum.</text:p>
            </table:table-cell>
          </table:table-row>
          <table:table-row>
            <table:table-cell table:style-name="Table1.A6" office:value-type="string">
              <text:p text:style-name="P142">Show Slide</text:p>
              <text:p text:style-name="P142"><text:span text:style-name="T38">Fossee </text:span>Forum </text:p>
            </table:table-cell>
            <table:table-cell table:style-name="Table1.A6" office:value-type="string">
              <text:p text:style-name="P146"><text:span text:style-name="T73">Please post your general queries</text:span> <text:span text:style-name="T70">on</text:span> Python <text:span text:style-name="T73">in</text:span> this <text:span text:style-name="T71">forum</text:span>.</text:p>
            </table:table-cell>
          </table:table-row>
          <table:table-row>
            <table:table-cell table:style-name="Table1.A6" office:value-type="string">
              <text:p text:style-name="P141">Show Slide </text:p>
              <text:p text:style-name="P141">Textbook Companion </text:p>
            </table:table-cell>
            <table:table-cell table:style-name="Table1.A6" office:value-type="string">
              <text:p text:style-name="P147">FOSSEE team coordinates <text:span text:style-name="T73">the </text:span>TBC project.</text:p>
            </table:table-cell>
          </table:table-row>
          <table:table-row table:style-name="Table1.41">
            <table:table-cell table:style-name="Table1.A6" office:value-type="string">
              <text:p text:style-name="P141">Show Slide</text:p>
              <text:p text:style-name="P141">Acknowledgement </text:p>
            </table:table-cell>
            <table:table-cell table:style-name="Table1.A6" office:value-type="string">
              <text:p text:style-name="P148">Spoken Tutorial Project is funded by NMEICT, MHRD, Govt. of India.</text:p>
              <text:p text:style-name="P7">For more details, visit this website.</text:p>
            </table:table-cell>
          </table:table-row>
          <table:table-row table:style-name="Table1.41">
            <table:table-cell table:style-name="Table1.A6" office:value-type="string">
              <text:p text:style-name="P143">Show Slide</text:p>
              <text:p text:style-name="P143">Thank You</text:p>
            </table:table-cell>
            <table:table-cell table:style-name="Table1.A6" office:value-type="string">
              <text:p text:style-name="P144"/>
              <text:p text:style-name="P136">This is _________ from IIT Bombay signing off.</text:p>
              <text:p text:style-name="P153">Thank you.</text:p>
              <text:p text:style-name="P146"/>
            </table:table-cell>
          </table:table-row>
        </table:table>
        <text:section text:style-name="Sect1" text:name="ContributionCredits">
          <text:h text:style-name="P9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7:10.928000000</dc:date>
    <meta:editing-duration>P1DT19H34M32S</meta:editing-duration>
    <meta:editing-cycles>2012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226" meta:word-count="952" meta:character-count="5300" meta:non-whitespace-character-count="4469"/>
  </office:meta>
</office:document-meta>
</file>